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6e6ff"/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table table:name="Barcelona_Poleposition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0" table:default-cell-style-name="ce2"/>
        <table:table-row table:style-name="ro1">
          <table:table-cell table:style-name="ce1" office:value-type="string">
            <text:p>Barcelona</text:p>
          </table:table-cell>
          <table:table-cell office:value-type="string">
            <text:p>writes, reads, queries and deletes objects with a 5 level inheritance structure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Objets: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0000">
            <text:p>30000</text:p>
          </table:table-cell>
          <table:table-cell/>
          <table:table-cell table:style-name="ce3" office:value-type="string">
            <text:p>Objets: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0000">
            <text:p>30000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EyeDB, C++, normal</text:p>
          </table:table-cell>
          <table:table-cell table:style-name="ce6" table:number-columns-repeated="4"/>
          <table:table-cell/>
          <table:table-cell table:style-name="ce4" office:value-type="string">
            <text:p>Ratio EyeDB Java/EyeDB C++ normal</text:p>
          </table:table-cell>
          <table:table-cell table:style-name="ce6" table:number-columns-repeated="4"/>
          <table:table-cell table:style-name="ce8"/>
          <table:table-cell table:number-columns-repeated="244"/>
        </table:table-row>
        <table:table-row table:style-name="ro1">
          <table:table-cell table:style-name="ce5" office:value-type="string">
            <text:p>write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497">
            <text:p>497</text:p>
          </table:table-cell>
          <table:table-cell table:style-name="ce5" office:value-type="float" office:value="1608">
            <text:p>1608</text:p>
          </table:table-cell>
          <table:table-cell table:style-name="ce5" office:value-type="float" office:value="5081">
            <text:p>5081</text:p>
          </table:table-cell>
          <table:table-cell/>
          <table:table-cell office:value-type="string">
            <text:p>write</text:p>
          </table:table-cell>
          <table:table-cell table:formula="oooc:=[.B17]/[.B5]" office:value-type="float" office:value="1.22727272727273">
            <text:p>1,23</text:p>
          </table:table-cell>
          <table:table-cell table:formula="oooc:=[.C17]/[.C5]" office:value-type="float" office:value="1.24346076458753">
            <text:p>1,24</text:p>
          </table:table-cell>
          <table:table-cell table:formula="oooc:=[.D17]/[.D5]" office:value-type="float" office:value="1.26990049751244">
            <text:p>1,27</text:p>
          </table:table-cell>
          <table:table-cell table:formula="oooc:=[.E17]/[.E5]" office:value-type="float" office:value="1.15095453650856">
            <text:p>1,15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read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880">
            <text:p>880</text:p>
          </table:table-cell>
          <table:table-cell table:style-name="ce5" office:value-type="float" office:value="2782">
            <text:p>2782</text:p>
          </table:table-cell>
          <table:table-cell/>
          <table:table-cell office:value-type="string">
            <text:p>read</text:p>
          </table:table-cell>
          <table:table-cell table:formula="oooc:=[.B18]/[.B6]" office:value-type="float" office:value="1.05194805194805">
            <text:p>1,05</text:p>
          </table:table-cell>
          <table:table-cell table:formula="oooc:=[.C18]/[.C6]" office:value-type="float" office:value="1.1037037037037">
            <text:p>1,1</text:p>
          </table:table-cell>
          <table:table-cell table:formula="oooc:=[.D18]/[.D6]" office:value-type="float" office:value="0.836363636363636">
            <text:p>0,84</text:p>
          </table:table-cell>
          <table:table-cell table:formula="oooc:=[.E18]/[.E6]" office:value-type="float" office:value="0.811646297627606">
            <text:p>0,81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query</text:p>
          </table:table-cell>
          <table:table-cell table:style-name="ce5" office:value-type="float" office:value="5152">
            <text:p>5152</text:p>
          </table:table-cell>
          <table:table-cell table:style-name="ce5" office:value-type="float" office:value="14434">
            <text:p>14434</text:p>
          </table:table-cell>
          <table:table-cell table:style-name="ce5" office:value-type="float" office:value="44135">
            <text:p>44135</text:p>
          </table:table-cell>
          <table:table-cell table:style-name="ce5" office:value-type="float" office:value="132540">
            <text:p>132540</text:p>
          </table:table-cell>
          <table:table-cell/>
          <table:table-cell office:value-type="string">
            <text:p>query</text:p>
          </table:table-cell>
          <table:table-cell table:formula="oooc:=[.B19]/[.B7]" office:value-type="float" office:value="2.02756211180124">
            <text:p>2,03</text:p>
          </table:table-cell>
          <table:table-cell table:formula="oooc:=[.C19]/[.C7]" office:value-type="float" office:value="1.85527227379798">
            <text:p>1,86</text:p>
          </table:table-cell>
          <table:table-cell table:formula="oooc:=[.D19]/[.D7]" office:value-type="float" office:value="2.06362297496318">
            <text:p>2,06</text:p>
          </table:table-cell>
          <table:table-cell table:formula="oooc:=[.E19]/[.E7]" office:value-type="float" office:value="2.01991851516523">
            <text:p>2,02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destroy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734">
            <text:p>734</text:p>
          </table:table-cell>
          <table:table-cell table:style-name="ce5" office:value-type="float" office:value="2498">
            <text:p>2498</text:p>
          </table:table-cell>
          <table:table-cell table:style-name="ce5" office:value-type="float" office:value="8822">
            <text:p>8822</text:p>
          </table:table-cell>
          <table:table-cell/>
          <table:table-cell office:value-type="string">
            <text:p>destroy</text:p>
          </table:table-cell>
          <table:table-cell table:formula="oooc:=[.B20]/[.B8]" office:value-type="float" office:value="1.36437246963563">
            <text:p>1,36</text:p>
          </table:table-cell>
          <table:table-cell table:formula="oooc:=[.C20]/[.C8]" office:value-type="float" office:value="1.15531335149864">
            <text:p>1,16</text:p>
          </table:table-cell>
          <table:table-cell table:formula="oooc:=[.D20]/[.D8]" office:value-type="float" office:value="1.0320256204964">
            <text:p>1,03</text:p>
          </table:table-cell>
          <table:table-cell table:formula="oooc:=[.E20]/[.E8]" office:value-type="float" office:value="0.98934481976876">
            <text:p>0,99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total</text:p>
          </table:table-cell>
          <table:table-cell table:style-name="ce5" office:value-type="float" office:value="5707">
            <text:p>5707</text:p>
          </table:table-cell>
          <table:table-cell table:style-name="ce5" office:value-type="float" office:value="15935">
            <text:p>15935</text:p>
          </table:table-cell>
          <table:table-cell table:style-name="ce5" office:value-type="float" office:value="49121">
            <text:p>49121</text:p>
          </table:table-cell>
          <table:table-cell table:style-name="ce5" office:value-type="float" office:value="149225">
            <text:p>149225</text:p>
          </table:table-cell>
          <table:table-cell/>
          <table:table-cell office:value-type="string">
            <text:p>total</text:p>
          </table:table-cell>
          <table:table-cell table:formula="oooc:=[.B21]/[.B9]" office:value-type="float" office:value="1.95093744524268">
            <text:p>1,95</text:p>
          </table:table-cell>
          <table:table-cell table:formula="oooc:=[.C21]/[.C9]" office:value-type="float" office:value="1.79121430812677">
            <text:p>1,79</text:p>
          </table:table-cell>
          <table:table-cell table:formula="oooc:=[.D21]/[.D9]" office:value-type="float" office:value="1.96319293173999">
            <text:p>1,96</text:p>
          </table:table-cell>
          <table:table-cell table:formula="oooc:=[.E21]/[.E9]" office:value-type="float" office:value="1.90687887418328">
            <text:p>1,91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EyeDB, C++, local</text:p>
          </table:table-cell>
          <table:table-cell table:style-name="ce6" table:number-columns-repeated="4"/>
          <table:table-cell/>
          <table:table-cell table:style-name="ce4" office:value-type="string">
            <text:p>Ratio EyeDB Java/EyeDB C++ local</text:p>
          </table:table-cell>
          <table:table-cell table:style-name="ce6" table:number-columns-repeated="4"/>
          <table:table-cell table:number-columns-repeated="245"/>
        </table:table-row>
        <table:table-row table:style-name="ro1">
          <table:table-cell table:style-name="ce5" office:value-type="string">
            <text:p>write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974">
            <text:p>974</text:p>
          </table:table-cell>
          <table:table-cell table:style-name="ce5" office:value-type="float" office:value="3412">
            <text:p>3412</text:p>
          </table:table-cell>
          <table:table-cell/>
          <table:table-cell office:value-type="string">
            <text:p>write</text:p>
          </table:table-cell>
          <table:table-cell table:formula="oooc:=[.B17]/[.B11]" office:value-type="float" office:value="1.85294117647059">
            <text:p>1,85</text:p>
          </table:table-cell>
          <table:table-cell table:formula="oooc:=[.C17]/[.C11]" office:value-type="float" office:value="1.93125">
            <text:p>1,93</text:p>
          </table:table-cell>
          <table:table-cell table:formula="oooc:=[.D17]/[.D11]" office:value-type="float" office:value="2.09650924024641">
            <text:p>2,1</text:p>
          </table:table-cell>
          <table:table-cell table:formula="oooc:=[.E17]/[.E11]" office:value-type="float" office:value="1.71395076201641">
            <text:p>1,71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read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1342">
            <text:p>1342</text:p>
          </table:table-cell>
          <table:table-cell/>
          <table:table-cell office:value-type="string">
            <text:p>read</text:p>
          </table:table-cell>
          <table:table-cell table:formula="oooc:=[.B18]/[.B12]" office:value-type="float" office:value="1.51401869158878">
            <text:p>1,51</text:p>
          </table:table-cell>
          <table:table-cell table:formula="oooc:=[.C18]/[.C12]" office:value-type="float" office:value="2.46280991735537">
            <text:p>2,46</text:p>
          </table:table-cell>
          <table:table-cell table:formula="oooc:=[.D18]/[.D12]" office:value-type="float" office:value="1.8128078817734">
            <text:p>1,81</text:p>
          </table:table-cell>
          <table:table-cell table:formula="oooc:=[.E18]/[.E12]" office:value-type="float" office:value="1.68256333830104">
            <text:p>1,68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query</text:p>
          </table:table-cell>
          <table:table-cell table:style-name="ce5" office:value-type="float" office:value="4925">
            <text:p>4925</text:p>
          </table:table-cell>
          <table:table-cell table:style-name="ce5" office:value-type="float" office:value="12709">
            <text:p>12709</text:p>
          </table:table-cell>
          <table:table-cell table:style-name="ce5" office:value-type="float" office:value="41186">
            <text:p>41186</text:p>
          </table:table-cell>
          <table:table-cell table:style-name="ce5" office:value-type="float" office:value="132636">
            <text:p>132636</text:p>
          </table:table-cell>
          <table:table-cell/>
          <table:table-cell office:value-type="string">
            <text:p>query</text:p>
          </table:table-cell>
          <table:table-cell table:formula="oooc:=[.B19]/[.B13]" office:value-type="float" office:value="2.1210152284264">
            <text:p>2,12</text:p>
          </table:table-cell>
          <table:table-cell table:formula="oooc:=[.C19]/[.C13]" office:value-type="float" office:value="2.10708946415926">
            <text:p>2,11</text:p>
          </table:table-cell>
          <table:table-cell table:formula="oooc:=[.D19]/[.D13]" office:value-type="float" office:value="2.21138250861943">
            <text:p>2,21</text:p>
          </table:table-cell>
          <table:table-cell table:formula="oooc:=[.E19]/[.E13]" office:value-type="float" office:value="2.01845652763955">
            <text:p>2,02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destroy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460">
            <text:p>460</text:p>
          </table:table-cell>
          <table:table-cell table:style-name="ce5" office:value-type="float" office:value="1929">
            <text:p>1929</text:p>
          </table:table-cell>
          <table:table-cell table:style-name="ce5" office:value-type="float" office:value="6691">
            <text:p>6691</text:p>
          </table:table-cell>
          <table:table-cell/>
          <table:table-cell office:value-type="string">
            <text:p>destroy</text:p>
          </table:table-cell>
          <table:table-cell table:formula="oooc:=[.B20]/[.B14]" office:value-type="float" office:value="1.80213903743316">
            <text:p>1,8</text:p>
          </table:table-cell>
          <table:table-cell table:formula="oooc:=[.C20]/[.C14]" office:value-type="float" office:value="1.84347826086957">
            <text:p>1,84</text:p>
          </table:table-cell>
          <table:table-cell table:formula="oooc:=[.D20]/[.D14]" office:value-type="float" office:value="1.33644375324002">
            <text:p>1,34</text:p>
          </table:table-cell>
          <table:table-cell table:formula="oooc:=[.E20]/[.E14]" office:value-type="float" office:value="1.30443879838589">
            <text:p>1,3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total</text:p>
          </table:table-cell>
          <table:table-cell table:style-name="ce5" office:value-type="float" office:value="5321">
            <text:p>5321</text:p>
          </table:table-cell>
          <table:table-cell table:style-name="ce5" office:value-type="float" office:value="13610">
            <text:p>13610</text:p>
          </table:table-cell>
          <table:table-cell table:style-name="ce5" office:value-type="float" office:value="44495">
            <text:p>44495</text:p>
          </table:table-cell>
          <table:table-cell table:style-name="ce5" office:value-type="float" office:value="144081">
            <text:p>144081</text:p>
          </table:table-cell>
          <table:table-cell/>
          <table:table-cell office:value-type="string">
            <text:p>total</text:p>
          </table:table-cell>
          <table:table-cell table:formula="oooc:=[.B21]/[.B15]" office:value-type="float" office:value="2.09246382258974">
            <text:p>2,09</text:p>
          </table:table-cell>
          <table:table-cell table:formula="oooc:=[.C21]/[.C15]" office:value-type="float" office:value="2.09720793534166">
            <text:p>2,1</text:p>
          </table:table-cell>
          <table:table-cell table:formula="oooc:=[.D21]/[.D15]" office:value-type="float" office:value="2.16729969659512">
            <text:p>2,17</text:p>
          </table:table-cell>
          <table:table-cell table:formula="oooc:=[.E21]/[.E15]" office:value-type="float" office:value="1.97495853027117">
            <text:p>1,97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EyeDB, Java</text:p>
          </table:table-cell>
          <table:table-cell table:style-name="ce6" table:number-columns-repeated="4"/>
          <table:table-cell/>
          <table:table-cell table:style-name="ce7"/>
          <table:table-cell table:number-columns-repeated="4"/>
          <table:table-cell table:style-name="ce7"/>
          <table:table-cell table:number-columns-repeated="244"/>
        </table:table-row>
        <table:table-row table:style-name="ro1">
          <table:table-cell table:style-name="ce5" office:value-type="string">
            <text:p>write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2042">
            <text:p>2042</text:p>
          </table:table-cell>
          <table:table-cell table:style-name="ce5" office:value-type="float" office:value="5848">
            <text:p>5848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read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736">
            <text:p>736</text:p>
          </table:table-cell>
          <table:table-cell table:style-name="ce5" office:value-type="float" office:value="2258">
            <text:p>2258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query</text:p>
          </table:table-cell>
          <table:table-cell table:style-name="ce5" office:value-type="float" office:value="10446">
            <text:p>10446</text:p>
          </table:table-cell>
          <table:table-cell table:style-name="ce5" office:value-type="float" office:value="26779">
            <text:p>26779</text:p>
          </table:table-cell>
          <table:table-cell table:style-name="ce5" office:value-type="float" office:value="91078">
            <text:p>91078</text:p>
          </table:table-cell>
          <table:table-cell table:style-name="ce5" office:value-type="float" office:value="267720">
            <text:p>267720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848">
            <text:p>848</text:p>
          </table:table-cell>
          <table:table-cell table:style-name="ce5" office:value-type="float" office:value="2578">
            <text:p>2578</text:p>
          </table:table-cell>
          <table:table-cell table:style-name="ce5" office:value-type="float" office:value="8728">
            <text:p>8728</text:p>
          </table:table-cell>
          <table:table-cell table:style-name="Default"/>
          <table:table-cell table:number-columns-repeated="250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ooc:=SUM([.B17:.B20])" office:value-type="float" office:value="11134">
            <text:p>11134</text:p>
          </table:table-cell>
          <table:table-cell table:style-name="ce5" table:formula="oooc:=SUM([.C17:.C20])" office:value-type="float" office:value="28543">
            <text:p>28543</text:p>
          </table:table-cell>
          <table:table-cell table:style-name="ce5" table:formula="oooc:=SUM([.D17:.D20])" office:value-type="float" office:value="96434">
            <text:p>96434</text:p>
          </table:table-cell>
          <table:table-cell table:style-name="ce5" table:formula="oooc:=SUM([.E17:.E20])" office:value-type="float" office:value="284554">
            <text:p>284554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db4o</text:p>
          </table:table-cell>
          <table:table-cell table:style-name="ce6" table:number-columns-repeated="4"/>
          <table:table-cell/>
          <table:table-cell table:style-name="ce4" office:value-type="string">
            <text:p>Ratio EyeDB Java/db3o for each phase</text:p>
          </table:table-cell>
          <table:table-cell table:style-name="ce6" table:number-columns-repeated="4"/>
          <table:table-cell table:number-columns-repeated="245"/>
        </table:table-row>
        <table:table-row table:style-name="ro1">
          <table:table-cell table:style-name="ce5" office:value-type="string">
            <text:p>write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768">
            <text:p>768</text:p>
          </table:table-cell>
          <table:table-cell/>
          <table:table-cell office:value-type="string">
            <text:p>write</text:p>
          </table:table-cell>
          <table:table-cell table:formula="oooc:=[.B17]/[.B23]" office:value-type="float" office:value="3.56603773584906">
            <text:p>3,57</text:p>
          </table:table-cell>
          <table:table-cell table:formula="oooc:=[.C17]/[.C23]" office:value-type="float" office:value="5.77570093457944">
            <text:p>5,78</text:p>
          </table:table-cell>
          <table:table-cell table:formula="oooc:=[.D17]/[.D23]" office:value-type="float" office:value="5.44533333333333">
            <text:p>5,45</text:p>
          </table:table-cell>
          <table:table-cell table:formula="oooc:=[.E17]/[.E23]" office:value-type="float" office:value="7.61458333333333">
            <text:p>7,61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read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41">
            <text:p>141</text:p>
          </table:table-cell>
          <table:table-cell/>
          <table:table-cell office:value-type="string">
            <text:p>read</text:p>
          </table:table-cell>
          <table:table-cell table:formula="oooc:=[.B18]/[.B24]" office:value-type="float" office:value="16.2">
            <text:p>16,2</text:p>
          </table:table-cell>
          <table:table-cell table:formula="oooc:=[.C18]/[.C24]" office:value-type="float" office:value="16.5555555555556">
            <text:p>16,56</text:p>
          </table:table-cell>
          <table:table-cell table:formula="oooc:=[.D18]/[.D24]" office:value-type="float" office:value="14.4313725490196">
            <text:p>14,43</text:p>
          </table:table-cell>
          <table:table-cell table:formula="oooc:=[.E18]/[.E24]" office:value-type="float" office:value="16.0141843971631">
            <text:p>16,01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query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2">
            <text:p>12</text:p>
          </table:table-cell>
          <table:table-cell/>
          <table:table-cell office:value-type="string">
            <text:p>query</text:p>
          </table:table-cell>
          <table:table-cell table:formula="oooc:=[.B19]/[.B25]" office:value-type="float" office:value="870.5">
            <text:p>870,5</text:p>
          </table:table-cell>
          <table:table-cell table:formula="oooc:=[.C19]/[.C25]" office:value-type="float" office:value="2434.45454545455">
            <text:p>2434,45</text:p>
          </table:table-cell>
          <table:table-cell table:formula="oooc:=[.D19]/[.D25]" office:value-type="float" office:value="6071.86666666667">
            <text:p>6071,87</text:p>
          </table:table-cell>
          <table:table-cell table:formula="oooc:=[.E19]/[.E25]" office:value-type="float" office:value="22310">
            <text:p>22310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981">
            <text:p>981</text:p>
          </table:table-cell>
          <table:table-cell/>
          <table:table-cell office:value-type="string">
            <text:p>destroy</text:p>
          </table:table-cell>
          <table:table-cell table:formula="oooc:=[.B20]/[.B26]" office:value-type="float" office:value="10.8709677419355">
            <text:p>10,87</text:p>
          </table:table-cell>
          <table:table-cell table:formula="oooc:=[.C20]/[.C26]" office:value-type="float" office:value="10.0952380952381">
            <text:p>10,1</text:p>
          </table:table-cell>
          <table:table-cell table:formula="oooc:=[.D20]/[.D26]" office:value-type="float" office:value="8.45245901639344">
            <text:p>8,45</text:p>
          </table:table-cell>
          <table:table-cell table:formula="oooc:=[.E20]/[.E26]" office:value-type="float" office:value="8.89704383282365">
            <text:p>8,9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ooc:=SUM([.B23:.B26])" office:value-type="float" office:value="106">
            <text:p>106</text:p>
          </table:table-cell>
          <table:table-cell table:style-name="ce5" table:formula="oooc:=SUM([.C23:.C26])" office:value-type="float" office:value="220">
            <text:p>220</text:p>
          </table:table-cell>
          <table:table-cell table:style-name="ce5" table:formula="oooc:=SUM([.D23:.D26])" office:value-type="float" office:value="746">
            <text:p>746</text:p>
          </table:table-cell>
          <table:table-cell table:style-name="ce5" table:formula="oooc:=SUM([.E23:.E26])" office:value-type="float" office:value="1902">
            <text:p>1902</text:p>
          </table:table-cell>
          <table:table-cell/>
          <table:table-cell office:value-type="string">
            <text:p>total</text:p>
          </table:table-cell>
          <table:table-cell table:formula="oooc:=[.B21]/[.B27]" office:value-type="float" office:value="105.037735849057">
            <text:p>105,04</text:p>
          </table:table-cell>
          <table:table-cell table:formula="oooc:=[.C21]/[.C27]" office:value-type="float" office:value="129.740909090909">
            <text:p>129,74</text:p>
          </table:table-cell>
          <table:table-cell table:formula="oooc:=[.D21]/[.D27]" office:value-type="float" office:value="129.268096514745">
            <text:p>129,27</text:p>
          </table:table-cell>
          <table:table-cell table:formula="oooc:=[.E21]/[.E27]" office:value-type="float" office:value="149.60778128286">
            <text:p>149,61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Hibernate, MySQL</text:p>
          </table:table-cell>
          <table:table-cell table:style-name="ce6" table:number-columns-repeated="4"/>
          <table:table-cell/>
          <table:table-cell table:style-name="ce4" office:value-type="string">
            <text:p>Ratio EyeDB Java/Hibernate for each phase</text:p>
          </table:table-cell>
          <table:table-cell table:style-name="ce6" table:number-columns-repeated="4"/>
          <table:table-cell table:number-columns-repeated="245"/>
        </table:table-row>
        <table:table-row table:style-name="ro1">
          <table:table-cell table:style-name="ce5" office:value-type="string">
            <text:p>write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1715">
            <text:p>1715</text:p>
          </table:table-cell>
          <table:table-cell table:style-name="ce5" office:value-type="float" office:value="5426">
            <text:p>5426</text:p>
          </table:table-cell>
          <table:table-cell table:style-name="ce5" office:value-type="float" office:value="16401">
            <text:p>16401</text:p>
          </table:table-cell>
          <table:table-cell/>
          <table:table-cell office:value-type="string">
            <text:p>write</text:p>
          </table:table-cell>
          <table:table-cell table:formula="oooc:=[.B17]/[.B29]" office:value-type="float" office:value="0.34115523465704">
            <text:p>0,34</text:p>
          </table:table-cell>
          <table:table-cell table:formula="oooc:=[.C17]/[.C29]" office:value-type="float" office:value="0.360349854227405">
            <text:p>0,36</text:p>
          </table:table-cell>
          <table:table-cell table:formula="oooc:=[.D17]/[.D29]" office:value-type="float" office:value="0.376336159233321">
            <text:p>0,38</text:p>
          </table:table-cell>
          <table:table-cell table:formula="oooc:=[.E17]/[.E29]" office:value-type="float" office:value="0.356563624169258">
            <text:p>0,36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read</text:p>
          </table:table-cell>
          <table:table-cell table:style-name="ce5" office:value-type="float" office:value="421">
            <text:p>421</text:p>
          </table:table-cell>
          <table:table-cell table:style-name="ce5" office:value-type="float" office:value="1469">
            <text:p>1469</text:p>
          </table:table-cell>
          <table:table-cell table:style-name="ce5" office:value-type="float" office:value="4209">
            <text:p>4209</text:p>
          </table:table-cell>
          <table:table-cell table:style-name="ce5" office:value-type="float" office:value="15069">
            <text:p>15069</text:p>
          </table:table-cell>
          <table:table-cell/>
          <table:table-cell office:value-type="string">
            <text:p>read</text:p>
          </table:table-cell>
          <table:table-cell table:formula="oooc:=[.B18]/[.B30]" office:value-type="float" office:value="0.38479809976247">
            <text:p>0,38</text:p>
          </table:table-cell>
          <table:table-cell table:formula="oooc:=[.C18]/[.C30]" office:value-type="float" office:value="0.20285908781484">
            <text:p>0,2</text:p>
          </table:table-cell>
          <table:table-cell table:formula="oooc:=[.D18]/[.D30]" office:value-type="float" office:value="0.174863387978142">
            <text:p>0,17</text:p>
          </table:table-cell>
          <table:table-cell table:formula="oooc:=[.E18]/[.E30]" office:value-type="float" office:value="0.149844050700113">
            <text:p>0,15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query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9">
            <text:p>79</text:p>
          </table:table-cell>
          <table:table-cell/>
          <table:table-cell office:value-type="string">
            <text:p>query</text:p>
          </table:table-cell>
          <table:table-cell table:formula="oooc:=[.B19]/[.B31]" office:value-type="float" office:value="105.515151515152">
            <text:p>105,52</text:p>
          </table:table-cell>
          <table:table-cell table:formula="oooc:=[.C19]/[.C31]" office:value-type="float" office:value="343.320512820513">
            <text:p>343,32</text:p>
          </table:table-cell>
          <table:table-cell table:formula="oooc:=[.D19]/[.D31]" office:value-type="float" office:value="1626.39285714286">
            <text:p>1626,39</text:p>
          </table:table-cell>
          <table:table-cell table:formula="oooc:=[.E19]/[.E31]" office:value-type="float" office:value="3388.86075949367">
            <text:p>3388,86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float" office:value="784">
            <text:p>784</text:p>
          </table:table-cell>
          <table:table-cell table:style-name="ce5" office:value-type="float" office:value="2039">
            <text:p>2039</text:p>
          </table:table-cell>
          <table:table-cell table:style-name="ce5" office:value-type="float" office:value="7126">
            <text:p>7126</text:p>
          </table:table-cell>
          <table:table-cell table:style-name="ce5" office:value-type="float" office:value="31586">
            <text:p>31586</text:p>
          </table:table-cell>
          <table:table-cell/>
          <table:table-cell office:value-type="string">
            <text:p>destroy</text:p>
          </table:table-cell>
          <table:table-cell table:formula="oooc:=[.B20]/[.B32]" office:value-type="float" office:value="0.42984693877551">
            <text:p>0,43</text:p>
          </table:table-cell>
          <table:table-cell table:formula="oooc:=[.C20]/[.C32]" office:value-type="float" office:value="0.415890142226582">
            <text:p>0,42</text:p>
          </table:table-cell>
          <table:table-cell table:formula="oooc:=[.D20]/[.D32]" office:value-type="float" office:value="0.361773786135279">
            <text:p>0,36</text:p>
          </table:table-cell>
          <table:table-cell table:formula="oooc:=[.E20]/[.E32]" office:value-type="float" office:value="0.276324954093586">
            <text:p>0,28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ooc:=SUM([.B29:.B32])" office:value-type="float" office:value="1858">
            <text:p>1858</text:p>
          </table:table-cell>
          <table:table-cell table:style-name="ce5" table:formula="oooc:=SUM([.C29:.C32])" office:value-type="float" office:value="5301">
            <text:p>5301</text:p>
          </table:table-cell>
          <table:table-cell table:style-name="ce5" table:formula="oooc:=SUM([.D29:.D32])" office:value-type="float" office:value="16817">
            <text:p>16817</text:p>
          </table:table-cell>
          <table:table-cell table:style-name="ce5" table:formula="oooc:=SUM([.E29:.E32])" office:value-type="float" office:value="63135">
            <text:p>63135</text:p>
          </table:table-cell>
          <table:table-cell/>
          <table:table-cell office:value-type="string">
            <text:p>total</text:p>
          </table:table-cell>
          <table:table-cell table:formula="oooc:=[.B21]/[.B33]" office:value-type="float" office:value="5.99246501614639">
            <text:p>5,99</text:p>
          </table:table-cell>
          <table:table-cell table:formula="oooc:=[.C21]/[.C33]" office:value-type="float" office:value="5.38445576306357">
            <text:p>5,38</text:p>
          </table:table-cell>
          <table:table-cell table:formula="oooc:=[.D21]/[.D33]" office:value-type="float" office:value="5.73431646548136">
            <text:p>5,73</text:p>
          </table:table-cell>
          <table:table-cell table:formula="oooc:=[.E21]/[.E33]" office:value-type="float" office:value="4.50707214698662">
            <text:p>4,51</text:p>
          </table:table-cell>
          <table:table-cell table:number-columns-repeated="245"/>
        </table:table-row>
        <table:table-row table:style-name="ro2" table:number-rows-repeated="6550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23/10/2008</text:date>, <text:time>18:4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8-10-23T18:41:06</dc:date>
    <meta:editing-cycles>43</meta:editing-cycles>
    <meta:editing-duration>PT8H42M10S</meta:editing-duration>
    <meta:user-defined meta:name="Info 1"/>
    <meta:user-defined meta:name="Info 2"/>
    <meta:user-defined meta:name="Info 3"/>
    <meta:user-defined meta:name="Info 4"/>
    <meta:document-statistic meta:table-count="3" meta:cell-count="246"/>
  </office:meta>
</office:document-meta>
</file>